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number-columns-repeated="3" table:default-cell-style-name="ce105"/>
        <table:table-column table:style-name="co19" table:default-cell-style-name="ce105"/>
        <table:table-column table:style-name="co18" table:default-cell-style-name="ce105"/>
        <table:table-column table:style-name="co20" table:default-cell-style-name="ce105"/>
        <table:table-column table:style-name="co18" table:number-columns-repeated="3" table:default-cell-style-name="ce105"/>
        <table:table-column table:style-name="co19" table:default-cell-style-name="ce105"/>
        <table:table-column table:style-name="co20" table:default-cell-style-name="ce105"/>
        <table:table-column table:style-name="co18" table:default-cell-style-name="ce105"/>
        <table:table-column table:style-name="co17" table:default-cell-style-name="ce105"/>
        <table:table-column table:style-name="co18" table:number-columns-repeated="4" table:default-cell-style-name="ce105"/>
        <table:table-column table:style-name="co20" table:default-cell-style-name="ce105"/>
        <table:table-column table:style-name="co18" table:default-cell-style-name="ce105"/>
        <table:table-column table:style-name="co17" table:default-cell-style-name="ce105"/>
        <table:table-column table:style-name="co20" table:default-cell-style-name="ce105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30/11/2025 20:27:37</meta:date-string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1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9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8.565cm" svg:y="10.01cm" draw:caption-point-x="-0.471cm" draw:caption-point-y="1.703cm">
              <meta:date-string>30/11/2025 20:27:37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2" office:value-type="string" calcext:value-type="string">
            <text:p>1.24.10</text:p>
          </table:table-cell>
          <table:table-cell table:style-name="ce98" table:number-columns-repeated="2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2" office:value-type="string" calcext:value-type="string">
            <text:p>1.24.10</text:p>
          </table:table-cell>
          <table:table-cell table:style-name="ce47" office:value-type="string" calcext:value-type="string">
            <text:p>G3</text:p>
          </table:table-cell>
          <table:table-cell table:style-name="ce98"/>
          <table:table-cell table:style-name="ce54" office:value-type="string" calcext:value-type="string">
            <text:p>0.31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6"/>
          <table:table-cell table:style-name="ce64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4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4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4"/>
        <table:table-column table:style-name="co12" table:default-cell-style-name="ce150"/>
        <table:table-column table:style-name="co13" table:default-cell-style-name="ce154"/>
        <table:table-column table:style-name="co9" table:default-cell-style-name="ce154"/>
        <table:table-column table:style-name="co14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4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4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5:03:14.89600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1M46S</meta:editing-duration>
    <meta:editing-cycles>1508</meta:editing-cycles>
    <meta:generator>LibreOffice/25.8.3.2$Windows_X86_64 LibreOffice_project/8ca8d55c161d602844f5428fa4b58097424e324e</meta:generator>
    <dc:date>2025-12-01T15:03:22.9293923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